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Umpush"/>
    </style:style>
    <style:style style:name="P3" style:family="paragraph" style:parent-style-name="Text_20_body">
      <style:paragraph-properties fo:text-align="center" style:justify-single-word="false"/>
      <style:text-properties style:font-name="Umpush" fo:font-size="96pt" fo:font-weight="bold" style:font-size-asian="96pt" style:font-weight-asian="bold" style:font-size-complex="96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s</text:p>
      <text:p text:style-name="P2"/>
      <text:p text:style-name="P3">T@r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reated by: Edwin Derks</text:p>
      <text:h text:style-name="P5" text:outline-level="1">Use Cases</text:h>
      <text:p text:style-name="Text_20_body">This document describes the functions of the game that are applicable to the sprints defined in the Plan of Approach document.</text:p>
      <text:h text:style-name="P5" text:outline-level="1">Use Cases Sprint 1.0.0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in </meta:initial-creator>
    <meta:creation-date>2013-04-26T10:54:10</meta:creation-date>
    <meta:generator>LibreOffice/3.5$Linux_X86_64 LibreOffice_project/350m1$Build-2</meta:generator>
    <dc:date>2013-04-26T10:58:17</dc:date>
    <dc:creator>Edwin </dc:creator>
    <meta:editing-duration>P0D</meta:editing-duration>
    <meta:editing-cycles>1</meta:editing-cycles>
    <meta:document-statistic meta:table-count="0" meta:image-count="0" meta:object-count="0" meta:page-count="3" meta:paragraph-count="6" meta:word-count="34" meta:character-count="194" meta:non-whitespace-character-count="166"/>
  </office:meta>
</office:document-meta>
</file>